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ID</text:p>
          </table:table-cell>
          <table:table-cell office:value-type="string">
            <text:p>Stock</text:p>
          </table:table-cell>
          <table:table-cell office:value-type="string">
            <text:p>Unidad</text:p>
          </table:table-cell>
        </table:table-row>
        <table:table-row>
          <table:table-cell office:value-type="string">
            <text:p>Tomate</text:p>
          </table:table-cell>
          <table:table-cell office:value-type="string">
            <text:p>I-109151212</text:p>
          </table:table-cell>
          <table:table-cell office:value-type="string">
            <text:p>198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Pan</text:p>
          </table:table-cell>
          <table:table-cell office:value-type="string">
            <text:p>I-109151125</text:p>
          </table:table-cell>
          <table:table-cell office:value-type="string">
            <text:p>22</text:p>
          </table:table-cell>
          <table:table-cell office:value-type="string">
            <text:p>Unidades</text:p>
          </table:table-cell>
        </table:table-row>
        <table:table-row>
          <table:table-cell office:value-type="string">
            <text:p>Carne</text:p>
          </table:table-cell>
          <table:table-cell office:value-type="string">
            <text:p>I-109151731</text:p>
          </table:table-cell>
          <table:table-cell office:value-type="string">
            <text:p>30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Huevo</text:p>
          </table:table-cell>
          <table:table-cell office:value-type="string">
            <text:p>I-109151545</text:p>
          </table:table-cell>
          <table:table-cell office:value-type="string">
            <text:p>450</text:p>
          </table:table-cell>
          <table:table-cell office:value-type="string">
            <text:p>Unidades</text:p>
          </table:table-cell>
        </table:table-row>
        <table:table-row>
          <table:table-cell office:value-type="string">
            <text:p>Cebolla</text:p>
          </table:table-cell>
          <table:table-cell office:value-type="string">
            <text:p>I-109152011</text:p>
          </table:table-cell>
          <table:table-cell office:value-type="string">
            <text:p>5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Palta</text:p>
          </table:table-cell>
          <table:table-cell office:value-type="string">
            <text:p>I-109151023</text:p>
          </table:table-cell>
          <table:table-cell office:value-type="string">
            <text:p>1300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Pollo</text:p>
          </table:table-cell>
          <table:table-cell office:value-type="string">
            <text:p>I-109152113</text:p>
          </table:table-cell>
          <table:table-cell office:value-type="string">
            <text:p>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Ketchup</text:p>
          </table:table-cell>
          <table:table-cell office:value-type="string">
            <text:p>I-125104705</text:p>
          </table:table-cell>
          <table:table-cell office:value-type="string">
            <text:p>115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Lomo</text:p>
          </table:table-cell>
          <table:table-cell office:value-type="string">
            <text:p>I-109151458</text:p>
          </table:table-cell>
          <table:table-cell office:value-type="string">
            <text:p>10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Poroto Verde</text:p>
          </table:table-cell>
          <table:table-cell office:value-type="string">
            <text:p>I-109151833</text:p>
          </table:table-cell>
          <table:table-cell office:value-type="string">
            <text:p>46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Papas</text:p>
          </table:table-cell>
          <table:table-cell office:value-type="string">
            <text:p>I-109151910</text:p>
          </table:table-cell>
          <table:table-cell office:value-type="string">
            <text:p>310</text:p>
          </table:table-cell>
          <table:table-cell office:value-type="string">
            <text:p>Gramos</text:p>
          </table:table-cell>
        </table:table-row>
        <table:table-row>
          <table:table-cell office:value-type="string">
            <text:p>Vienesa</text:p>
          </table:table-cell>
          <table:table-cell office:value-type="string">
            <text:p>I-109151307</text:p>
          </table:table-cell>
          <table:table-cell office:value-type="string">
            <text:p>4</text:p>
          </table:table-cell>
          <table:table-cell office:value-type="string">
            <text:p>Unidades</text:p>
          </table:table-cell>
        </table:table-row>
        <table:table-row>
          <table:table-cell office:value-type="string">
            <text:p>Chucrut</text:p>
          </table:table-cell>
          <table:table-cell office:value-type="string">
            <text:p>I-109151609</text:p>
          </table:table-cell>
          <table:table-cell office:value-type="string">
            <text:p>40</text:p>
          </table:table-cell>
          <table:table-cell office:value-type="string">
            <text:p>Gram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